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65d" officeooo:paragraph-rsid="0019665d"/>
    </style:style>
    <style:style style:name="P2" style:family="paragraph" style:parent-style-name="Standard">
      <style:text-properties officeooo:paragraph-rsid="001a6c28"/>
    </style:style>
    <style:style style:name="P3" style:family="paragraph" style:parent-style-name="Standard">
      <style:text-properties officeooo:rsid="001b761d" officeooo:paragraph-rsid="001b761d"/>
    </style:style>
    <style:style style:name="P4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19665d" officeooo:paragraph-rsid="001a6c28" style:font-size-asian="12pt" style:font-size-complex="12pt"/>
    </style:style>
    <style:style style:name="P5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1c18b3" officeooo:paragraph-rsid="001b761d" style:font-size-asian="12pt" style:font-size-complex="12pt"/>
    </style:style>
    <style:style style:name="P6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1fe2a9" officeooo:paragraph-rsid="001fe2a9" style:font-size-asian="12pt" style:font-size-complex="12pt"/>
    </style:style>
    <style:style style:name="P7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2017c6" officeooo:paragraph-rsid="002017c6" style:font-size-asian="12pt" style:font-size-complex="12pt"/>
    </style:style>
    <style:style style:name="P8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21af9e" officeooo:paragraph-rsid="0021af9e" style:font-size-asian="12pt" style:font-size-complex="12pt"/>
    </style:style>
    <style:style style:name="P9" style:family="paragraph" style:parent-style-name="Standard">
      <style:text-properties fo:font-variant="normal" fo:text-transform="none" fo:color="#111111" style:font-name="Liberation Serif" fo:font-size="12pt" fo:letter-spacing="normal" fo:font-style="normal" fo:font-weight="normal" officeooo:rsid="0023fe9f" officeooo:paragraph-rsid="0023fe9f" style:font-size-asian="12pt" style:font-size-complex="12pt"/>
    </style:style>
    <style:style style:name="P10" style:family="paragraph" style:parent-style-name="Standard">
      <style:text-properties officeooo:rsid="001fe2a9" officeooo:paragraph-rsid="001fe2a9"/>
    </style:style>
    <style:style style:name="P11" style:family="paragraph" style:parent-style-name="Standard">
      <style:text-properties officeooo:rsid="002017c6" officeooo:paragraph-rsid="002017c6"/>
    </style:style>
    <style:style style:name="T1" style:family="text">
      <style:text-properties officeooo:rsid="0019665d"/>
    </style:style>
    <style:style style:name="T2" style:family="text"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Liberation Serif" fo:font-size="12pt" fo:letter-spacing="normal" fo:font-style="normal" fo:font-weight="normal" officeooo:rsid="0019665d" style:font-size-asian="12pt" style:font-size-complex="12pt"/>
    </style:style>
    <style:style style:name="T4" style:family="text">
      <style:text-properties fo:font-variant="normal" fo:text-transform="none" fo:color="#111111" style:font-name="Liberation Serif" fo:font-size="12pt" fo:letter-spacing="normal" fo:font-style="normal" fo:font-weight="normal" officeooo:rsid="001c18b3" style:font-size-asian="12pt" style:font-size-complex="12pt"/>
    </style:style>
    <style:style style:name="T5" style:family="text">
      <style:text-properties fo:font-variant="normal" fo:text-transform="none" fo:color="#111111" style:font-name="Liberation Serif" fo:font-size="12pt" fo:letter-spacing="normal" fo:font-style="normal" fo:font-weight="normal" officeooo:rsid="002017c6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2pt" fo:letter-spacing="normal" fo:font-style="normal" fo:font-weight="normal" officeooo:rsid="002075d3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s capitulo 2</text:p>
      <text:p text:style-name="P1">2.1 → introdução</text:p>
      <text:p text:style-name="P2"><text:span text:style-name="T1"><text:tab/></text:span><text:span text:style-name="T3">Quando nos referimos à arquitetura de uma rede neural estamos nos referindo sobre a disposição dos neurônios, um em relação ao outro, seguindo as conexões sinápticas comentadas no artigo anterior. Já a topologia da rede se refere às diferentes composições estruturais possíveis com diferentes quantidades de neurônios nas camadas de entrada, intermediária e de saída da rede.</text:span></text:p>
      <text:p text:style-name="P4"/>
      <text:p text:style-name="P3"><text:span text:style-name="T3">2.2→</text:span><text:span text:style-name="T2"> principais arquiteturas de <text:s/>RNAs</text:span></text:p>
      <text:p text:style-name="P3"><text:span text:style-name="T2"><text:tab/>A estrutura básica de uma RNA e dividida em três partes a camada de entrada </text:span><text:span text:style-name="T6">responsável</text:span><text:span text:style-name="T2"> pelo recebimento das informações, </text:span><text:span text:style-name="T4">camada escondida </text:span></text:p>
      <text:p text:style-name="P5"/>
      <text:p text:style-name="P10"><text:span text:style-name="T4">2.</text:span><text:span text:style-name="T2">2.</text:span><text:span text:style-name="T5">2</text:span><text:span text:style-name="T2">→</text:span></text:p>
      <text:p text:style-name="P6"><text:tab/>feedfoward camada múltiplas e a segunda classe que se distingue da primeira pela presença e de uma ou mais camadas ocultas aumentando o seu poder de processamento não linear. O conjunto de saída dos neurônios de cada camada da rede e utilizada como entrada para camada seguinte.</text:p>
      <text:p text:style-name="P6"/>
      <text:p text:style-name="P11"><text:span text:style-name="T2">2.2.3 → Arquitetura recorrente ou realimentada estas se distinguem das feedfoward pela presença de um ou mais laço de recorrência, </text:span><text:span text:style-name="T6">por exemplo uma rede recorrente pode consistir de uma única camada de neurônios com cada neurônio realimenta a camada de entrada. O laço de recorrência possui um grande impacto na capacidade de aprendizagem e no desempenho da rede.</text:span></text:p>
      <text:p text:style-name="P7"/>
      <text:p text:style-name="P8">2.2.4 → arquitetura com estrutura reticulada</text:p>
      <text:p text:style-name="P8"><text:tab/>A principal característica de redes com estrutura reticulada e na consideração da disposição espacial dos neurônios na rede, este tipo de arquitetura e muito usada na extração de características</text:p>
      <text:p text:style-name="P8">sendo seu principal representante a rede Kohonen. </text:p>
      <text:p text:style-name="P9">2.3.3 Treinamento por reforço</text:p>
      <text:p text:style-name="P9"><text:tab/>E um método que consiste treinar a rede neural através do oferecimento de recompensas e punições, sem a necessidade de especificar como a tarefa deve ser realiz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5:34:09.891946641</meta:creation-date>
    <dc:date>2021-01-13T21:49:23.515213822</dc:date>
    <meta:editing-duration>PT16H35M5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69" meta:character-count="1717" meta:non-whitespace-character-count="1453"/>
  </office:meta>
</office:document-meta>
</file>